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v8wv28n</text:p>
          </table:table-cell>
          <table:table-cell table:formula="of:=&quot;https://www.lulu.com/account/wizard/&quot;&amp;[.B25]&amp;&quot;/design&quot;" office:value-type="string" office:string-value="https://www.lulu.com/account/wizard/2m88ywq/design" calcext:value-type="string">
            <text:p>https://www.lulu.com/account/wizard/2m88ywq/design</text:p>
          </table:table-cell>
          <table:table-cell table:formula="of:=&quot;The 100-year agenda &quot; &amp; TEXT([.A25];&quot;####&quot;)" office:value-type="string" office:string-value="The 100-year agenda 1997" calcext:value-type="string">
            <text:p>The 100-year agenda 1997</text:p>
          </table:table-cell>
          <table:table-cell table:number-columns-repeated="2"/>
          <table:table-cell table:formula="of:=&quot;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&quot;&amp;TEXT([.A25]; &quot;####&quot;)&amp;&quot;-&quot;&amp;TEXT([.A25]+100; &quot;####&quot;)&amp;&quot;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&quot;&amp;TEXT([.A25]; &quot;####&quot;)&amp;&quot; (other versions available on our website).&#10;*   Language-neutral design, suitable for use in any language.&#10;*   Hard cover: for durability.&#10;*   One page per year, featuring a clear, minimal calendar and space for notes.&quot;" office:value-type="string" office:string-value="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1997-2097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1997 (other versions available on our website).&#10;*   Language-neutral design, suitable for use in any language.&#10;*   Hard cover: for durability.&#10;*   One page per year, featuring a clear, minimal calendar and space for notes." calcext:value-type="string">
            <text:p>The 100-Year Agenda is not a planner: it’s a lasting record of a life’s journey. It offers a dedicated space to document the milestones that truly matter: family celebrations, professional successes, health tracking, and personal reflections.</text:p>
            <text:p/>
            <text:p>Spanning a full century (1997-2097), this agenda helps you step away from the frenzy of the digital present and reconnect with what is essential.</text:p>
            <text:p/>
            <text:p>A perfect gift:</text:p>
            <text:p>*   For expecting parents: To begin documenting a child’s journey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</text:p>
            <text:p/>
            <text:p>Key Features:</text:p>
            <text:p>*   Starting year: 1997 (other versions available on our website).</text:p>
            <text:p>*   Language-neutral design, suitable for use in any language.</text:p>
            <text:p>*   Hard cover: for durability.</text:p>
            <text:p>*   One page per year, featuring a clear, minimal calendar and space for notes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kv6zgve</text:p>
          </table:table-cell>
          <table:table-cell table:number-columns-repeated="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84wemn9</text:p>
          </table:table-cell>
          <table:table-cell table:number-columns-repeated="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q6weqzd</text:p>
          </table:table-cell>
          <table:table-cell table:number-columns-repeated="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je6k297</text:p>
          </table:table-cell>
          <table:table-cell table:number-columns-repeated="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65wgdmp</text:p>
          </table:table-cell>
          <table:table-cell table:number-columns-repeated="9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rmw5456</text:p>
          </table:table-cell>
          <table:table-cell table:number-columns-repeated="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95wndn4</text:p>
          </table:table-cell>
          <table:table-cell table:number-columns-repeated="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267gjw</text:p>
          </table:table-cell>
          <table:table-cell table:number-columns-repeated="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84wedvw</text:p>
          </table:table-cell>
          <table:table-cell table:number-columns-repeated="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yvkwrm4</text:p>
          </table:table-cell>
          <table:table-cell table:number-columns-repeated="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57w2q44</text:p>
          </table:table-cell>
          <table:table-cell table:number-columns-repeated="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6wpgm4</text:p>
          </table:table-cell>
          <table:table-cell table:number-columns-repeated="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7kwrzyq</text:p>
          </table:table-cell>
          <table:table-cell table:number-columns-repeated="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e76yqed</text:p>
          </table:table-cell>
          <table:table-cell table:number-columns-repeated="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yvkwe74</text:p>
          </table:table-cell>
          <table:table-cell table:number-columns-repeated="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p6wr4d2</text:p>
          </table:table-cell>
          <table:table-cell table:number-columns-repeated="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rmwpy44</text:p>
          </table:table-cell>
          <table:table-cell table:number-columns-repeated="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kv6pe7w</text:p>
          </table:table-cell>
          <table:table-cell table:number-columns-repeated="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w4wpmwj</text:p>
          </table:table-cell>
          <table:table-cell table:number-columns-repeated="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95wgpwg</text:p>
          </table:table-cell>
          <table:table-cell table:number-columns-repeated="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v6p465</text:p>
          </table:table-cell>
          <table:table-cell table:number-columns-repeated="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26p86y</text:p>
          </table:table-cell>
          <table:table-cell table:number-columns-repeated="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4wpmqj</text:p>
          </table:table-cell>
          <table:table-cell table:number-columns-repeated="9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number-columns-repeated="9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e769zjq</text:p>
          </table:table-cell>
          <table:table-cell table:number-columns-repeated="9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v8wpzq8</text:p>
          </table:table-cell>
          <table:table-cell table:number-columns-repeated="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p6wpv55</text:p>
          </table:table-cell>
          <table:table-cell table:number-columns-repeated="9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v8wpzm8</text:p>
          </table:table-cell>
          <table:table-cell table:number-columns-repeated="9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v6p49p</text:p>
          </table:table-cell>
          <table:table-cell table:number-columns-repeated="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6wpv95</text:p>
          </table:table-cell>
          <table:table-cell table:number-columns-repeated="9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rmwpyz9</text:p>
          </table:table-cell>
          <table:table-cell table:number-columns-repeated="9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9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9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9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9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9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9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9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9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9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9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9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9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7:05:54.139133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8T17:57:12.682082211</dc:date>
    <meta:editing-duration>PT4H25M18S</meta:editing-duration>
    <meta:editing-cycles>67</meta:editing-cycles>
    <meta:document-statistic meta:table-count="1" meta:cell-count="115" meta:object-count="0"/>
  </office:meta>
</office:document-meta>
</file>